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a8a15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Dr Creswell, <text:a xlink:type="simple" xlink:href="mailto:lcreswell@jhu.edu" office:target-frame-name="_blank" xlink:show="new" text:style-name="Internet_20_link" text:visited-style-name="Visited_20_Internet_20_Link"><text:span text:style-name="T1">lcreswell@jhu.edu</text:span></text:a> <text:s/></text:p>
      <text:p text:style-name="Standard"/>
      <text:p text:style-name="Standard">I recently started a running website. <text:s/>I want to include some data I collected relating training miles run and resting heart rate but need some background information. <text:s text:c="2"/>From what I read on your Athlete's Heart Blog, you might be willing to help me out. </text:p>
      <text:p text:style-name="Standard"/>
      <text:p text:style-name="Standard">First I would like to give you some background information. <text:s/>I have a PhD in Physics and taught and did research with studentsat Allegheny College for 34 years. <text:s/>I retired in 2006. <text:s/>I started running in 1959 and have been training and racing every year since then. I am now 73 years old. <text:s/>From 1959 until 1962 my running was intermittant. <text:s/>During the sumer of 1962 I started training almost every day. <text:s/>To read more about my running history you can visit my website at jimruns.com. </text:p>
      <text:p text:style-name="Standard"/>
      <text:p text:style-name="Standard">From from Fall of 1962 until the Fall of 1964 I trained hard and won events in college and <text:s/>then in road races. <text:s text:c="6"/></text:p>
      <text:p text:style-name="Standard"/>
      <text:p text:style-name="Standard"><text:a xlink:type="simple" xlink:href="http://www.athletesheart.org/about/" text:style-name="Internet_20_link" text:visited-style-name="Visited_20_Internet_20_Link">http://www.athletesheart.org/about/</text:a></text:p>
      <text:p text:style-name="Standard"/>
      <text:p text:style-name="Standard">http://www.athletesheart.org/contac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22T18:31:42.82</meta:creation-date>
    <meta:generator>OpenOffice/4.1.0$Win32 OpenOffice.org_project/410m18$Build-9764</meta:generator>
    <dc:date>2016-03-24T08:55:41.88</dc:date>
    <dc:creator>James Lombardi</dc:creator>
    <meta:editing-duration>PT46M34S</meta:editing-duration>
    <meta:editing-cycles>5</meta:editing-cycles>
    <meta:document-statistic meta:table-count="0" meta:image-count="0" meta:object-count="0" meta:page-count="1" meta:paragraph-count="6" meta:word-count="159" meta:character-count="963"/>
  </office:meta>
</office:document-meta>
</file>